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fde" officeooo:paragraph-rsid="00044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1</text:p>
      <text:p text:style-name="P1"/>
      <text:p text:style-name="P1">Enter how many elements you want to enter</text:p>
      <text:p text:style-name="P1">5</text:p>
      <text:p text:style-name="P1"/>
      <text:p text:style-name="P1">Enter the array </text:p>
      <text:p text:style-name="P1">1</text:p>
      <text:p text:style-name="P1">2</text:p>
      <text:p text:style-name="P1">3</text:p>
      <text:p text:style-name="P1">4</text:p>
      <text:p text:style-name="P1">5</text:p>
      <text:p text:style-name="P1"/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2</text:p>
      <text:p text:style-name="P1"/>
      <text:p text:style-name="P1">The array elements are</text:p>
      <text:p text:style-name="P1">1<text:tab/>2<text:tab/>3<text:tab/>4<text:tab/>5<text:tab/></text:p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3</text:p>
      <text:p text:style-name="P1"/>
      <text:p text:style-name="P1">Enter the element to be inserted</text:p>
      <text:p text:style-name="P1">10</text:p>
      <text:p text:style-name="P1"/>
      <text:p text:style-name="P1">Enter the position to insert the element</text:p>
      <text:p text:style-name="P1">3</text:p>
      <text:p text:style-name="P1"/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<text:soft-page-break/>2</text:p>
      <text:p text:style-name="P1"/>
      <text:p text:style-name="P1">The array elements are</text:p>
      <text:p text:style-name="P1">1<text:tab/>2<text:tab/>3<text:tab/>10<text:tab/>4<text:tab/>5<text:tab/></text:p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4</text:p>
      <text:p text:style-name="P1"/>
      <text:p text:style-name="P1">Enter the position from which element to be deleted</text:p>
      <text:p text:style-name="P1">2</text:p>
      <text:p text:style-name="P1"/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2</text:p>
      <text:p text:style-name="P1"/>
      <text:p text:style-name="P1">The array elements are</text:p>
      <text:p text:style-name="P1">1<text:tab/>2<text:tab/>10<text:tab/>4<text:tab/>5<text:tab/></text:p>
      <text:p text:style-name="P1">1.create</text:p>
      <text:p text:style-name="P1">2.display</text:p>
      <text:p text:style-name="P1">3.insert</text:p>
      <text:p text:style-name="P1">4.delete</text:p>
      <text:p text:style-name="P1">5.exit</text:p>
      <text:p text:style-name="P1"/>
      <text:p text:style-name="P1">Enter your choice</text:p>
      <text:p text:style-name="P1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2:00:31.423184864</meta:creation-date>
    <dc:date>2020-10-19T22:02:25.484531449</dc:date>
    <meta:editing-duration>PT1M54S</meta:editing-duration>
    <meta:editing-cycles>1</meta:editing-cycles>
    <meta:document-statistic meta:table-count="0" meta:image-count="0" meta:object-count="0" meta:page-count="2" meta:paragraph-count="69" meta:word-count="133" meta:character-count="689" meta:non-whitespace-character-count="621"/>
    <meta:generator>LibreOffice/5.1.6.2$Linux_x86 LibreOffice_project/10m0$Build-2</meta:generator>
  </office:meta>
</office:document-meta>
</file>